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491cm" svg:height="8.151cm" svg:x="0.309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6:00:08.477040650</dc:date>
    <meta:editing-duration>PT3M11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92cm" svg:height="8.152cm" xlink:href="." xlink:type="simple" chart:class="chart:scatter" chart:style-name="ch1">
        <chart:plot-area chart:style-name="ch2" chart:data-source-has-labels="both" svg:x="0.289cm" svg:y="0.163cm" svg:width="13.914cm" svg:height="7.826cm">
          <chart:coordinate-region svg:x="0.831cm" svg:y="0.362cm" svg:width="13.278cm" svg:height="7.42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80422606518061">
                <text:p>3.80422606518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